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167532467532468">
            <text:p>16,7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0.142857142857143">
            <text:p>14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7">
            <text:p>70%</text:p>
          </table:table-cell>
          <table:table-cell table:style-name="ce7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ce12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142857142857143">
            <text:p>14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4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.7">
            <text:p>7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5">
            <text:p>5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SEGUIR AQUI CUANDO TERMINE EL TEMA DE VID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22:0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2T22:03:14.04</dc:date>
    <meta:editing-duration>P1DT20H30M5S</meta:editing-duration>
    <meta:editing-cycles>104</meta:editing-cycles>
    <meta:generator>OpenOffice/4.1.14$Win32 OpenOffice.org_project/4114m1$Build-9811</meta:generator>
    <meta:document-statistic meta:table-count="7" meta:cell-count="320" meta:object-count="0"/>
  </office:meta>
</office:document-meta>
</file>